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AccountDao.getAccountById( String us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rbyAccountDao.updateAccount( Account ac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rbyAccountDao.checkAccountExists( String use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rbyAccountDao.insertAccount( Account ac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